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＿＿＿＿＿＿＿＿</text:p>
          </table:table-cell>
          <table:table-cell table:style-name="Default" office:value-type="string">
            <text:p>＿＿＿＿＿＿＿＿</text:p>
          </table:table-cell>
        </table:table-row>
        <table:table-row table:style-name="ro1">
          <table:table-cell office:value-type="string">
            <text:p>シナモン</text:p>
          </table:table-cell>
          <table:table-cell office:value-type="string">
            <text:p>Cinamon</text:p>
          </table:table-cell>
        </table:table-row>
        <table:table-row table:style-name="ro1">
          <table:table-cell office:value-type="string">
            <text:p>ルイボス</text:p>
          </table:table-cell>
          <table:table-cell office:value-type="string">
            <text:p>Rooibos </text:p>
          </table:table-cell>
        </table:table-row>
        <table:table-row table:style-name="ro1">
          <table:table-cell office:value-type="string">
            <text:p>カルダモン</text:p>
          </table:table-cell>
          <table:table-cell table:style-name="ce1" office:value-type="string">
            <text:p>Cardamom </text:p>
          </table:table-cell>
        </table:table-row>
        <table:table-row table:style-name="ro1">
          <table:table-cell office:value-type="string">
            <text:p>ヒソップ</text:p>
          </table:table-cell>
          <table:table-cell office:value-type="string">
            <text:p>Hyssop</text:p>
          </table:table-cell>
        </table:table-row>
        <table:table-row table:style-name="ro1">
          <table:table-cell office:value-type="string">
            <text:p>オレガノ</text:p>
          </table:table-cell>
          <table:table-cell table:style-name="ce1" office:value-type="string">
            <text:p>Oregano </text:p>
          </table:table-cell>
        </table:table-row>
        <table:table-row table:style-name="ro1">
          <table:table-cell office:value-type="string">
            <text:p>ヘリオトロープ</text:p>
          </table:table-cell>
          <table:table-cell table:style-name="ce1" office:value-type="string">
            <text:p>Heliotrope </text:p>
          </table:table-cell>
        </table:table-row>
        <table:table-row table:style-name="ro1">
          <table:table-cell office:value-type="string">
            <text:p>マロウ</text:p>
          </table:table-cell>
          <table:table-cell table:style-name="ce1" office:value-type="string">
            <text:p>Mallow </text:p>
          </table:table-cell>
        </table:table-row>
        <table:table-row table:style-name="ro1">
          <table:table-cell office:value-type="string">
            <text:p>ラベンダー</text:p>
          </table:table-cell>
          <table:table-cell table:style-name="ce1" office:value-type="string">
            <text:p>Lavender </text:p>
          </table:table-cell>
        </table:table-row>
        <table:table-row table:style-name="ro1">
          <table:table-cell office:value-type="string">
            <text:p>くん</text:p>
          </table:table-cell>
          <table:table-cell office:value-type="string">
            <text:p>kun</text:p>
          </table:table-cell>
        </table:table-row>
        <table:table-row table:style-name="ro1">
          <table:table-cell office:value-type="string">
            <text:p>さん</text:p>
          </table:table-cell>
          <table:table-cell office:value-type="string">
            <text:p>san</text:p>
          </table:table-cell>
        </table:table-row>
        <table:table-row table:style-name="ro1">
          <table:table-cell office:value-type="string">
            <text:p>Ｅ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Ｄ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Ｃ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Ｂ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Ａ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Ｓ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？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クラスＥ</text:p>
          </table:table-cell>
          <table:table-cell office:value-type="string">
            <text:p>Rank E</text:p>
          </table:table-cell>
        </table:table-row>
        <table:table-row table:style-name="ro1">
          <table:table-cell office:value-type="string">
            <text:p>クラスＤ</text:p>
          </table:table-cell>
          <table:table-cell office:value-type="string">
            <text:p>Rank D</text:p>
          </table:table-cell>
        </table:table-row>
        <table:table-row table:style-name="ro1">
          <table:table-cell office:value-type="string">
            <text:p>クラスＣ</text:p>
          </table:table-cell>
          <table:table-cell office:value-type="string">
            <text:p>Rank C</text:p>
          </table:table-cell>
        </table:table-row>
        <table:table-row table:style-name="ro1">
          <table:table-cell office:value-type="string">
            <text:p>クラスＢ</text:p>
          </table:table-cell>
          <table:table-cell office:value-type="string">
            <text:p>Rank B</text:p>
          </table:table-cell>
        </table:table-row>
        <table:table-row table:style-name="ro1">
          <table:table-cell office:value-type="string">
            <text:p>クラスＡ</text:p>
          </table:table-cell>
          <table:table-cell office:value-type="string">
            <text:p>Rank A</text:p>
          </table:table-cell>
        </table:table-row>
        <table:table-row table:style-name="ro1">
          <table:table-cell office:value-type="string">
            <text:p>クラスＳ</text:p>
          </table:table-cell>
          <table:table-cell office:value-type="string">
            <text:p>Rank S</text:p>
          </table:table-cell>
        </table:table-row>
        <table:table-row table:style-name="ro1">
          <table:table-cell office:value-type="string">
            <text:p>？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$e0ユーロッチを発見した！</text:p>
          </table:table-cell>
          <table:table-cell office:value-type="string">
            <text:p>Found $e0 Uroch!</text:p>
          </table:table-cell>
        </table:table-row>
        <table:table-row table:style-name="ro1">
          <table:table-cell office:value-type="string">
            <text:p>モード選択</text:p>
          </table:table-cell>
          <table:table-cell office:value-type="string">
            <text:p>Select Game</text:p>
          </table:table-cell>
        </table:table-row>
        <table:table-row table:style-name="ro1">
          <table:table-cell office:value-type="string">
            <text:p>ブロックス</text:p>
          </table:table-cell>
          <table:table-cell office:value-type="string">
            <text:p>Blokus</text:p>
          </table:table-cell>
        </table:table-row>
        <table:table-row table:style-name="ro1">
          <table:table-cell office:value-type="string">
            <text:p>ブロックスデュオ</text:p>
          </table:table-cell>
          <table:table-cell office:value-type="string">
            <text:p>Blokus Duo</text:p>
          </table:table-cell>
        </table:table-row>
        <table:table-row table:style-name="ro1">
          <table:table-cell office:value-type="string">
            <text:p>ルール說明</text:p>
          </table:table-cell>
          <table:table-cell office:value-type="string">
            <text:p>Rules Explanation</text:p>
          </table:table-cell>
        </table:table-row>
        <table:table-row table:style-name="ro2">
          <table:table-cell office:value-type="string">
            <text:p>Q1.ゲームを進めるには？</text:p>
          </table:table-cell>
          <table:table-cell office:value-type="string">
            <text:p>1. What is the game flow?</text:p>
          </table:table-cell>
        </table:table-row>
        <table:table-row table:style-name="ro2">
          <table:table-cell office:value-type="string">
            <text:p>Q2.最初のピースを置くには？</text:p>
          </table:table-cell>
          <table:table-cell office:value-type="string">
            <text:p>2. How to place the first piece?</text:p>
          </table:table-cell>
        </table:table-row>
        <table:table-row table:style-name="ro2">
          <table:table-cell office:value-type="string">
            <text:p>Q3.二つ目以降のピースを置くには？</text:p>
          </table:table-cell>
          <table:table-cell office:value-type="string">
            <text:p>3. How to place subsequent pieces?</text:p>
          </table:table-cell>
        </table:table-row>
        <table:table-row table:style-name="ro2">
          <table:table-cell office:value-type="string">
            <text:p>Q4.どうなれば終了？</text:p>
          </table:table-cell>
          <table:table-cell office:value-type="string">
            <text:p>4. When does the game end?</text:p>
          </table:table-cell>
        </table:table-row>
        <table:table-row table:style-name="ro1">
          <table:table-cell office:value-type="string">
            <text:p>現在の状態をセーブしますか？</text:p>
          </table:table-cell>
          <table:table-cell office:value-type="string">
            <text:p>Do you want to save the current state?</text:p>
          </table:table-cell>
        </table:table-row>
        <table:table-row table:style-name="ro1">
          <table:table-cell office:value-type="string">
            <text:p>ゲームを中断しますか？</text:p>
          </table:table-cell>
          <table:table-cell office:value-type="string">
            <text:p>Do you want to pause the game?</text:p>
          </table:table-cell>
        </table:table-row>
        <table:table-row table:style-name="ro1">
          <table:table-cell office:value-type="string">
            <text:p>中断前に現在の状態をセーブしますか？</text:p>
          </table:table-cell>
          <table:table-cell office:value-type="string">
            <text:p>Do you want to save the current state before aborting?</text:p>
          </table:table-cell>
        </table:table-row>
        <table:table-row table:style-name="ro2">
          <table:table-cell office:value-type="string">
            <text:p>"对戦中に獲得したユーロッチも記録されませんがよろしいですか？"</text:p>
          </table:table-cell>
          <table:table-cell office:value-type="string">
            <text:p>Uroch acquired during the game would not be saved is that okay?</text:p>
          </table:table-cell>
        </table:table-row>
        <table:table-row table:style-name="ro1">
          <table:table-cell office:value-type="string">
            <text:p>１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２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－Ａ</text:p>
          </table:table-cell>
          <table:table-cell office:value-type="string">
            <text:p>- A</text:p>
          </table:table-cell>
        </table:table-row>
        <table:table-row table:style-name="ro1">
          <table:table-cell office:value-type="string">
            <text:p>－Ｂ</text:p>
          </table:table-cell>
          <table:table-cell office:value-type="string">
            <text:p>- B</text:p>
          </table:table-cell>
        </table:table-row>
        <table:table-row table:style-name="ro1">
          <table:table-cell office:value-type="string">
            <text:p>－Ｃ</text:p>
          </table:table-cell>
          <table:table-cell office:value-type="string">
            <text:p>- C</text:p>
          </table:table-cell>
        </table:table-row>
        <table:table-row table:style-name="ro1">
          <table:table-cell office:value-type="string">
            <text:p>－Ｄ</text:p>
          </table:table-cell>
          <table:table-cell office:value-type="string">
            <text:p>- 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1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3">13.05.2025</text:date>, <text:time>20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3T20:53:20.66</dc:date>
    <meta:editing-duration>PT1M31S</meta:editing-duration>
    <meta:editing-cycles>1</meta:editing-cycles>
    <meta:generator>OpenOffice/4.1.14$Win32 OpenOffice.org_project/4114m1$Build-9811</meta:generator>
    <meta:document-statistic meta:table-count="3" meta:cell-count="94" meta:object-count="0"/>
  </office:meta>
</office:document-meta>
</file>